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aser-based devices and treatments [26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Bio Photonics</text:p>
          </table:table-cell>
          <table:table-cell office:value-type="string" calcext:value-type="string">
            <text:p>PMTHUNZIKUF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Laser-based devices and treatments)</text:p>
          </table:table-cell>
          <table:table-cell office:value-type="string" calcext:value-type="string">
            <text:p>Laser-based devices and treatment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Photonics-based Point-of-Care Diagnostics [26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Bio Photonics</text:p>
          </table:table-cell>
          <table:table-cell office:value-type="string" calcext:value-type="string">
            <text:p>PMTHUNZIKUF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Photonics-based Point-of-Care Diagnostics)</text:p>
          </table:table-cell>
          <table:table-cell office:value-type="string" calcext:value-type="string">
            <text:p>Photonics-based Point-of-Care Diagnostic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Additive Manufacturing - layered manufacturing and additive fabrication SR[4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layered manufacturing and additive fabrication)</text:p>
          </table:table-cell>
          <table:table-cell office:value-type="string" calcext:value-type="string">
            <text:p>Additive Manufacturing - layered manufacturing and additive fabric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rrous alloys - Alloy steels (Low Alloy/Tool/Stainless) SR[4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Alloy steels (Low Alloy/Tool/Stainless))</text:p>
          </table:table-cell>
          <table:table-cell office:value-type="string" calcext:value-type="string">
            <text:p>Ferrous alloys - Alloy steels (Low Alloy/Tool/Stainles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High energy beam machining SR[4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High energy beam machi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bbing Production SR[4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Jobbing Produ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Light alloys (Zinc/Aluminium/Magnesium/Titanium) SR[4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n-ferrous alloys</text:p>
          </table:table-cell>
          <table:table-cell office:value-type="string" calcext:value-type="string">
            <text:p>Light alloys (Zinc/Aluminium/Magnesium/Titaniu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Soldering and brazing SR[4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Soldering and braz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Surface Coating SR[4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Surface Engineering</text:p>
          </table:table-cell>
          <table:table-cell office:value-type="string" calcext:value-type="string">
            <text:p>Surface Coat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Surface Treatments SR[4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Surface Engineering</text:p>
          </table:table-cell>
          <table:table-cell office:value-type="string" calcext:value-type="string">
            <text:p>Surface Treat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Welding - Radiant energy SR[4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ational Programmes and Laser Engineering Services</text:p>
          </table:table-cell>
          <table:table-cell office:value-type="string" calcext:value-type="string">
            <text:p>HGREYLI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Welding - Radiant energ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dditive Manufacturing - 3D Printing SR[4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3D Printing)</text:p>
          </table:table-cell>
          <table:table-cell office:value-type="string" calcext:value-type="string">
            <text:p>Additive Manufacturing - 3D Prin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omputer Aided Design SR[4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 for Manufacturability SR[4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Design for Test SR[4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Digital Forensics SR[4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(Digital Forensics)</text:p>
          </table:table-cell>
          <table:table-cell office:value-type="string" calcext:value-type="string">
            <text:p>Digital Forens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ineering innovation SR[4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erprise technical support SR[4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technical suppor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FEA SR[4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Industrie 4.0 SR[4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Industrie 4.0)</text:p>
          </table:table-cell>
          <table:table-cell office:value-type="string" calcext:value-type="string">
            <text:p>Industrie 4.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Multi-Physics Analysis SR[4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Novel manufacturing methods SR[4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Novel Laser</text:p>
          </table:table-cell>
          <table:table-cell office:value-type="string" calcext:value-type="string">
            <text:p>HSTRAUS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Design for Cost [26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ost)</text:p>
          </table:table-cell>
          <table:table-cell office:value-type="string" calcext:value-type="string">
            <text:p>Design for Co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Ergonomics/ Human Factors [26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Manufacturability [26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[26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Modelling and Simulation [26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nics Prototypes [26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 technologies (Photonics Prototypes)</text:p>
          </table:table-cell>
          <table:table-cell office:value-type="string" calcext:value-type="string">
            <text:p>Photonics Prototyp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Prototyping (virtual/digital &amp; physical) [26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stem design [26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Validation [26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Photonics Prototyping Facility</text:p>
          </table:table-cell>
          <table:table-cell office:value-type="string" calcext:value-type="string">
            <text:p>KDUIK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Ion trap atomic clocks [26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HUY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Quantum clocks</text:p>
          </table:table-cell>
          <table:table-cell office:value-type="string" calcext:value-type="string">
            <text:p>Ion trap atomic cloc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Ion trap electric field sensors [26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HUY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Quantum sensors</text:p>
          </table:table-cell>
          <table:table-cell office:value-type="string" calcext:value-type="string">
            <text:p>Ion trap electric field sens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Ion trap magnetometers [26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National Laser Centre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HUY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Quantum Technologies</text:p>
          </table:table-cell>
          <table:table-cell office:value-type="string" calcext:value-type="string">
            <text:p>Quantum sensors</text:p>
          </table:table-cell>
          <table:table-cell office:value-type="string" calcext:value-type="string">
            <text:p>Ion trap magnetome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dditive Manufacturing - layered manufacturing and additive fabrication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layered manufacturing and additive fabrication)</text:p>
          </table:table-cell>
          <table:table-cell office:value-type="string" calcext:value-type="string">
            <text:p>Additive Manufacturing - layered manufacturing and additive fabric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rrous alloys - Alloy steels (Low Alloy/Tool/Stainless)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Alloy steels (Low Alloy/Tool/Stainless))</text:p>
          </table:table-cell>
          <table:table-cell office:value-type="string" calcext:value-type="string">
            <text:p>Ferrous alloys - Alloy steels (Low Alloy/Tool/Stainles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High energy beam machining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High energy beam machi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bbing Production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Jobbing Produ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Light alloys (Zinc/Aluminium/Magnesium/Titanium)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n-ferrous alloys</text:p>
          </table:table-cell>
          <table:table-cell office:value-type="string" calcext:value-type="string">
            <text:p>Light alloys (Zinc/Aluminium/Magnesium/Titaniu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Soldering and brazing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Soldering and braz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Surface Coating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Surface Engineering</text:p>
          </table:table-cell>
          <table:table-cell office:value-type="string" calcext:value-type="string">
            <text:p>Surface Coat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Surface Treatments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Surface Engineering</text:p>
          </table:table-cell>
          <table:table-cell office:value-type="string" calcext:value-type="string">
            <text:p>Surface Treat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Welding - Radiant energy 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LC</text:p>
          </table:table-cell>
          <table:table-cell office:value-type="string" calcext:value-type="string">
            <text:p>Laser-enabled Manufacturing</text:p>
          </table:table-cell>
          <table:table-cell office:value-type="string" calcext:value-type="string">
            <text:p>Laser Material Processing</text:p>
          </table:table-cell>
          <table:table-cell office:value-type="string" calcext:value-type="string">
            <text:p>SPITYAN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Joining</text:p>
          </table:table-cell>
          <table:table-cell office:value-type="string" calcext:value-type="string">
            <text:p>Welding - Radiant energ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51:55.775910570</meta:creation-date>
    <dc:date>2017-12-13T10:52:09.233537837</dc:date>
    <meta:editing-duration>PT13S</meta:editing-duration>
    <meta:editing-cycles>1</meta:editing-cycles>
    <meta:document-statistic meta:table-count="1" meta:cell-count="1144" meta:object-count="0"/>
    <meta:generator>LibreOffice/5.1.6.2$Linux_X86_64 LibreOffice_project/10m0$Build-2</meta:generator>
  </office:meta>
</office:document-meta>
</file>